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095" calcext:value-type="float">
            <text:p>1,09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17" calcext:value-type="float">
            <text:p>1,21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257" calcext:value-type="float">
            <text:p>1,25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,3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359" calcext:value-type="float">
            <text:p>1,35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379" calcext:value-type="float">
            <text:p>1,379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42" calcext:value-type="float">
            <text:p>1,4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438" calcext:value-type="float">
            <text:p>1,43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79" calcext:value-type="float">
            <text:p>1,7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896" calcext:value-type="float">
            <text:p>1,89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565" calcext:value-type="float">
            <text:p>3,56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Столбец 1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реднее</text:p>
          </table:table-cell>
          <table:table-cell table:formula="of:=AVERAGE([.$C$2:.$C$15])" office:value-type="float" office:value="1.61471428571429" calcext:value-type="float">
            <text:p>1,61471428571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реднеквадратическое отклонение</text:p>
          </table:table-cell>
          <table:table-cell table:formula="of:=SQRT(VAR([.$C$2:.$C$15])/COUNT([.$C$2:.$C$15]))" office:value-type="float" office:value="0.168440468779812" calcext:value-type="float">
            <text:p>0,168440468779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да</text:p>
          </table:table-cell>
          <table:table-cell table:formula="of:=MODE([.$C$2:.$C$15])" office:value-type="string" office:string-value="" calcext:value-type="error">
            <text:p>#ЗНАЧ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диана</text:p>
          </table:table-cell>
          <table:table-cell table:formula="of:=MEDIAN([.$C$2:.$C$15])" office:value-type="float" office:value="1.3995" calcext:value-type="float">
            <text:p>1,39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рвый квартиль </text:p>
          </table:table-cell>
          <table:table-cell table:formula="of:=QUARTILE([.$C$2:.$C$15]; 1)" office:value-type="float" office:value="1.27275" calcext:value-type="float">
            <text:p>1,27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ретий квартиль </text:p>
          </table:table-cell>
          <table:table-cell table:formula="of:=QUARTILE([.$C$2:.$C$15]; 3)" office:value-type="float" office:value="1.7375" calcext:value-type="float">
            <text:p>1,7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исперсия</text:p>
          </table:table-cell>
          <table:table-cell table:formula="of:=VAR([.$C$2:.$C$15])" office:value-type="float" office:value="0.397210681318681" calcext:value-type="float">
            <text:p>0,3972106813186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реднеквадратическое отклонение</text:p>
          </table:table-cell>
          <table:table-cell table:formula="of:=STDEV([.$C$2:.$C$15])" office:value-type="float" office:value="0.63024652424165" calcext:value-type="float">
            <text:p>0,63024652424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ксцесс</text:p>
          </table:table-cell>
          <table:table-cell table:formula="of:=KURT([.$C$2:.$C$15])" office:value-type="float" office:value="7.55662031982615" calcext:value-type="float">
            <text:p>7,556620319826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симметрия</text:p>
          </table:table-cell>
          <table:table-cell table:formula="of:=SKEW([.$C$2:.$C$15])" office:value-type="float" office:value="2.56892226602755" calcext:value-type="float">
            <text:p>2,568922266027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иапазон</text:p>
          </table:table-cell>
          <table:table-cell table:formula="of:=MAX([.$C$2:.$C$15])-MIN([.$C$2:.$C$15])" office:value-type="float" office:value="2.47" calcext:value-type="float">
            <text:p>2,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инимум</text:p>
          </table:table-cell>
          <table:table-cell table:formula="of:=MIN([.$C$2:.$C$15])" office:value-type="float" office:value="1.095" calcext:value-type="float">
            <text:p>1,0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ксимум</text:p>
          </table:table-cell>
          <table:table-cell table:formula="of:=MAX([.$C$2:.$C$15])" office:value-type="float" office:value="3.565" calcext:value-type="float">
            <text:p>3,5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умма</text:p>
          </table:table-cell>
          <table:table-cell table:formula="of:=SUM([.$C$2:.$C$15])" office:value-type="float" office:value="22.606" calcext:value-type="float">
            <text:p>22,6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личество</text:p>
          </table:table-cell>
          <table:table-cell table:formula="of:=COUNT([.$C$2:.$C$15])"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Лист1.B2:Лист1.C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7:07:53.033000000</meta:creation-date>
    <dc:date>2018-08-10T22:07:21.165000000</dc:date>
    <meta:editing-duration>PT4H18M12S</meta:editing-duration>
    <meta:editing-cycles>1</meta:editing-cycles>
    <meta:document-statistic meta:table-count="1" meta:cell-count="59" meta:object-count="0"/>
    <meta:generator>LibreOffice/6.0.0.3$Windows_x86 LibreOffice_project/64a0f66915f38c6217de274f0aa8e15618924765</meta:generator>
  </office:meta>
</office:document-meta>
</file>